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weight="bold" style:font-weight-asian="bold" style:font-size-complex="12pt"/>
    </style:style>
    <style:style style:name="P2" style:parent-style-name="內文" style:family="paragraph">
      <style:text-properties fo:color="#002060"/>
    </style:style>
    <style:style style:name="P3" style:parent-style-name="內文" style:family="paragraph">
      <style:text-properties fo:color="#002060"/>
    </style:style>
    <style:style style:name="P4" style:parent-style-name="內文" style:family="paragraph">
      <style:text-properties fo:color="#002060"/>
    </style:style>
    <style:style style:name="P5" style:parent-style-name="內文" style:family="paragraph">
      <style:text-properties fo:color="#002060"/>
    </style:style>
    <style:style style:name="P6" style:parent-style-name="內文" style:family="paragraph">
      <style:text-properties fo:color="#002060"/>
    </style:style>
    <style:style style:name="P7" style:parent-style-name="內文" style:family="paragraph">
      <style:text-properties fo:color="#002060"/>
    </style:style>
    <style:style style:name="P8" style:parent-style-name="內文" style:family="paragraph">
      <style:text-properties fo:color="#002060"/>
    </style:style>
    <style:style style:name="P9" style:parent-style-name="內文" style:family="paragraph">
      <style:text-properties fo:color="#002060"/>
    </style:style>
    <style:style style:name="P10" style:parent-style-name="內文" style:family="paragraph">
      <style:text-properties fo:color="#002060"/>
    </style:style>
    <style:style style:name="P11" style:parent-style-name="內文" style:family="paragraph">
      <style:text-properties fo:color="#002060"/>
    </style:style>
    <style:style style:name="P12" style:parent-style-name="內文" style:family="paragraph">
      <style:text-properties fo:color="#002060"/>
    </style:style>
    <style:style style:name="P13" style:parent-style-name="內文" style:family="paragraph">
      <style:text-properties fo:color="#002060"/>
    </style:style>
    <style:style style:name="P14" style:parent-style-name="內文" style:family="paragraph">
      <style:text-properties fo:color="#002060"/>
    </style:style>
    <style:style style:name="P15" style:parent-style-name="內文" style:family="paragraph">
      <style:text-properties fo:color="#002060"/>
    </style:style>
    <style:style style:name="P16" style:parent-style-name="內文" style:family="paragraph">
      <style:text-properties fo:color="#002060"/>
    </style:style>
    <style:style style:name="P17" style:parent-style-name="內文" style:family="paragraph">
      <style:text-properties fo:color="#002060"/>
    </style:style>
    <style:style style:name="P18" style:parent-style-name="內文" style:family="paragraph">
      <style:text-properties fo:color="#002060"/>
    </style:style>
    <style:style style:name="P19" style:parent-style-name="內文" style:family="paragraph">
      <style:text-properties fo:color="#002060"/>
    </style:style>
    <style:style style:name="P20" style:parent-style-name="內文" style:family="paragraph">
      <style:text-properties fo:color="#002060"/>
    </style:style>
    <style:style style:name="P21" style:parent-style-name="內文" style:family="paragraph">
      <style:text-properties fo:color="#002060"/>
    </style:style>
    <style:style style:name="P22" style:parent-style-name="內文" style:family="paragraph">
      <style:text-properties fo:color="#002060"/>
    </style:style>
    <style:style style:name="P23" style:parent-style-name="內文" style:family="paragraph">
      <style:text-properties fo:color="#002060"/>
    </style:style>
    <style:style style:name="P24" style:parent-style-name="內文" style:family="paragraph">
      <style:text-properties fo:color="#002060"/>
    </style:style>
    <style:style style:name="P25" style:parent-style-name="內文" style:family="paragraph">
      <style:text-properties fo:color="#002060"/>
    </style:style>
    <style:style style:name="P26" style:parent-style-name="內文" style:family="paragraph">
      <style:text-properties fo:color="#002060"/>
    </style:style>
    <style:style style:name="P27" style:parent-style-name="內文" style:family="paragraph">
      <style:text-properties fo:color="#002060"/>
    </style:style>
    <style:style style:name="P28" style:parent-style-name="內文" style:family="paragraph">
      <style:text-properties fo:color="#002060"/>
    </style:style>
    <style:style style:name="T29" style:parent-style-name="預設段落字型" style:family="text">
      <style:text-properties fo:color="#002060"/>
    </style:style>
    <style:style style:name="T30" style:parent-style-name="預設段落字型" style:family="text">
      <style:text-properties fo:color="#002060"/>
    </style:style>
    <style:style style:name="T31" style:parent-style-name="預設段落字型" style:family="text">
      <style:text-properties fo:color="#002060"/>
    </style:style>
    <style:style style:name="T32" style:parent-style-name="預設段落字型" style:family="text">
      <style:text-properties fo:color="#002060"/>
    </style:style>
    <style:style style:name="T33" style:parent-style-name="預設段落字型" style:family="text">
      <style:text-properties fo:color="#002060"/>
    </style:style>
  </office:automatic-styles>
  <office:body>
    <office:text text:use-soft-page-breaks="true">
      <text:p text:style-name="P1">淡海輕軌票價資訊</text:p>
      <text:p text:style-name="P2">V01紅樹林至竿蓁林、淡金鄧公、淡江大學、淡金北新、新市一路、淡水行政中心等站皆為20元</text:p>
      <text:p text:style-name="P3">V01紅樹林至濱海義山、濱海沙崙、淡海新市鎮、崁頂、台北海洋大學、沙崙等站皆為25元</text:p>
      <text:p text:style-name="P4">V01紅樹林至淡水漁人碼頭站為30元</text:p>
      <text:p text:style-name="P5">V02竿蓁林至紅樹林、淡金鄧公、淡江大學、淡金北新、新市一路、淡水行政中心、濱海義山等站皆為20元</text:p>
      <text:p text:style-name="P6">V02竿蓁林至濱海沙崙、淡海新市鎮、崁頂、台北海洋大學、沙崙、淡水漁人碼頭等站皆為25元</text:p>
      <text:p text:style-name="P7">V03淡金鄧公至紅樹林、竿蓁林、淡江大學、淡金北新、新市一路、淡水行政中心、濱海義山、濱海沙崙、淡海新市鎮、台北海洋大學等站皆為20元</text:p>
      <text:p text:style-name="P8">V03淡金鄧公至崁頂、沙崙、淡水漁人碼頭等站皆為25元</text:p>
      <text:p text:style-name="P9">V04淡江大學至紅樹林、竿蓁林、淡金鄧公、淡金北新、新市一路、淡水行政中心、濱海義山、濱海沙崙、淡海新市鎮、崁頂、台北海洋大學、沙崙等站皆為20元</text:p>
      <text:p text:style-name="P10">V04淡江大學至淡水漁人碼頭站為25元</text:p>
      <text:p text:style-name="P11">V05淡金北新至紅樹林、竿蓁林、淡金鄧公、淡江大學、新市一路、淡水行政中心、濱海義山、濱海沙崙、淡海新市鎮、崁頂、台北海洋大學、沙崙等站皆為20元</text:p>
      <text:p text:style-name="P12">V05淡金北新至淡水漁人碼頭站為25元</text:p>
      <text:p text:style-name="P13">V06新市一路至紅樹林、竿蓁林、淡金鄧公、淡江大學、淡金北新、淡水行政中心、濱海義山、濱海沙崙、淡海新市鎮、崁頂、台北海洋大學、沙崙、淡水漁人碼頭等站皆為20元</text:p>
      <text:p text:style-name="P14">V07淡水行政中心至紅樹林、竿蓁林、淡金鄧公、淡江大學、淡金北新、新市一路、濱海義山、濱海沙崙、淡海新市鎮、崁頂、台北海洋大學、沙崙、淡水漁人碼頭等站皆為20元</text:p>
      <text:p text:style-name="P15">V08濱海義山至竿蓁林、淡金鄧公、淡江大學、淡金北新、新市一路、淡水行政中心、濱海沙崙、淡海新市鎮、崁頂、台北海洋大學、沙崙、淡水漁人碼頭等站皆為20元</text:p>
      <text:p text:style-name="P16">V08濱海義山至紅樹林站為25元</text:p>
      <text:p text:style-name="P17">V09濱海沙崙至淡金鄧公、淡江大學、淡金北新、新市一路、淡水行政中心、濱海義山、淡海新市鎮、崁頂、台北海洋大學、沙崙、淡水漁人碼頭等站皆為20元</text:p>
      <text:p text:style-name="P18">V09濱海沙崙至紅樹林、竿蓁林等站皆為25元</text:p>
      <text:p text:style-name="P19">V10淡海新市鎮至淡金鄧公、淡江大學、淡金北新、新市一路、淡水行政中心、濱海義山、濱海沙崙、崁頂、台北海洋大學、沙崙、淡水漁人碼頭等站皆為20元</text:p>
      <text:p text:style-name="P20">V10淡海新市鎮至紅樹林、竿蓁林等站皆為25元</text:p>
      <text:p text:style-name="P21">V11崁頂至淡江大學、淡金北新、新市一路、淡水行政中心、濱海義山、濱海沙崙、淡海新市鎮、台北海洋大學、沙崙、淡水漁人碼頭等站皆為20元</text:p>
      <text:p text:style-name="P22">V11崁頂至紅樹林、竿蓁林、淡金鄧公等站皆為25元</text:p>
      <text:p text:style-name="P23">V28台北海洋大學至淡金鄧公、淡江大學、淡金北新、新市一路、淡水行政中心、濱海義山、濱海沙崙、淡海新市鎮、崁頂、沙崙、淡水漁人碼頭等站皆為20元</text:p>
      <text:p text:style-name="P24">V28台北海洋大學至紅樹林、竿蓁林等站皆為25元</text:p>
      <text:p text:style-name="P25">V27沙崙至淡江大學、淡金北新、新市一路、淡水行政中心、濱海義山、濱海沙崙、淡海新市鎮、崁頂、台北海洋大學、淡水漁人碼頭等站皆為20元</text:p>
      <text:p text:style-name="P26">V27沙崙至紅樹林、竿蓁林、淡金鄧公等站皆為25元</text:p>
      <text:p text:style-name="P27">V26淡水漁人碼頭至新市一路、淡水行政中心、濱海義山、濱海沙崙、淡海新市鎮、崁頂、台北海洋大學、沙崙等站皆為20元</text:p>
      <text:p text:style-name="P28">V26淡水漁人碼頭至竿蓁林、淡金鄧公、淡江大學、淡金北新等站皆為25元</text:p>
      <text:p text:style-name="內文"><text:span text:style-name="T29">V</text:span><text:span text:style-name="T30">26</text:span><text:span text:style-name="T31">淡水漁人碼頭至紅樹林站為</text:span><text:span text:style-name="T32">25</text:span><text:span text:style-name="T33">元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陳可虔</meta:initial-creator>
    <dc:creator>user</dc:creator>
    <meta:creation-date>2024-10-05T07:01:00Z</meta:creation-date>
    <dc:date>2024-10-05T07:01:00Z</dc:date>
    <meta:template xlink:href="Normal.dotm" xlink:type="simple"/>
    <meta:editing-cycles>2</meta:editing-cycles>
    <meta:editing-duration>PT0S</meta:editing-duration>
    <meta:document-statistic meta:page-count="1" meta:paragraph-count="2" meta:word-count="200" meta:character-count="1341" meta:row-count="9" meta:non-whitespace-character-count="1143"/>
  </office:meta>
</office:document-meta>
</file>